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officeooo:rsid="00270680" officeooo:paragraph-rsid="00370630"/>
    </style:style>
    <style:style style:name="P2" style:family="paragraph" style:parent-style-name="Footer">
      <style:paragraph-properties fo:text-align="end" style:justify-single-word="false"/>
      <style:text-properties officeooo:paragraph-rsid="00370630"/>
    </style:style>
    <style:style style:name="P3" style:family="paragraph" style:parent-style-name="Text_20_body">
      <style:paragraph-properties fo:text-align="justify" style:justify-single-word="false"/>
      <style:text-properties officeooo:rsid="005f7bf3" officeooo:paragraph-rsid="00610cbc"/>
    </style:style>
    <style:style style:name="P4" style:family="paragraph" style:parent-style-name="Text_20_body">
      <style:paragraph-properties fo:text-align="justify" style:justify-single-word="false"/>
      <style:text-properties officeooo:rsid="005f7bf3" officeooo:paragraph-rsid="0062ad33"/>
    </style:style>
    <style:style style:name="P5" style:family="paragraph" style:parent-style-name="Text_20_body">
      <style:paragraph-properties fo:text-align="justify" style:justify-single-word="false"/>
      <style:text-properties officeooo:rsid="005f7bf3" officeooo:paragraph-rsid="005f7bf3"/>
    </style:style>
    <style:style style:name="P6" style:family="paragraph" style:parent-style-name="Text_20_body">
      <style:paragraph-properties fo:text-align="justify" style:justify-single-word="false"/>
      <style:text-properties officeooo:rsid="0062ad33" officeooo:paragraph-rsid="0062ad33"/>
    </style:style>
    <style:style style:name="P7" style:family="paragraph" style:parent-style-name="Text_20_body">
      <style:paragraph-properties fo:text-align="justify" style:justify-single-word="false"/>
      <style:text-properties officeooo:paragraph-rsid="00515a22"/>
    </style:style>
    <style:style style:name="P8" style:family="paragraph" style:parent-style-name="Text_20_body">
      <style:paragraph-properties fo:text-align="justify" style:justify-single-word="false"/>
      <style:text-properties officeooo:paragraph-rsid="00328030"/>
    </style:style>
    <style:style style:name="P9" style:family="paragraph" style:parent-style-name="Text_20_body">
      <style:paragraph-properties fo:text-align="justify" style:justify-single-word="false"/>
      <style:text-properties officeooo:paragraph-rsid="005d6c03"/>
    </style:style>
    <style:style style:name="P10" style:family="paragraph" style:parent-style-name="Text_20_body">
      <style:paragraph-properties fo:text-align="justify" style:justify-single-word="false"/>
      <style:text-properties officeooo:paragraph-rsid="005f7bf3"/>
    </style:style>
    <style:style style:name="P11" style:family="paragraph" style:parent-style-name="Text_20_body">
      <style:paragraph-properties fo:text-align="justify" style:justify-single-word="false"/>
      <style:text-properties officeooo:rsid="0059ce5b" officeooo:paragraph-rsid="00586c39"/>
    </style:style>
    <style:style style:name="P12" style:family="paragraph" style:parent-style-name="Text_20_body">
      <style:paragraph-properties fo:text-align="justify" style:justify-single-word="false"/>
      <style:text-properties officeooo:rsid="006410c8" officeooo:paragraph-rsid="006410c8"/>
    </style:style>
    <style:style style:name="P13" style:family="paragraph" style:parent-style-name="Text_20_body">
      <style:paragraph-properties fo:text-align="justify" style:justify-single-word="false"/>
      <style:text-properties officeooo:rsid="006410c8" officeooo:paragraph-rsid="0065a424"/>
    </style:style>
    <style:style style:name="P14" style:family="paragraph" style:parent-style-name="Text_20_body">
      <style:paragraph-properties fo:text-align="center" style:justify-single-word="false"/>
      <style:text-properties fo:font-style="italic" officeooo:rsid="006410c8" officeooo:paragraph-rsid="006410c8" style:font-style-asian="italic" style:font-style-complex="italic"/>
    </style:style>
    <style:style style:name="P15" style:family="paragraph" style:parent-style-name="Text_20_body">
      <style:paragraph-properties fo:text-align="justify" style:justify-single-word="false"/>
      <style:text-properties officeooo:rsid="0065a424" officeooo:paragraph-rsid="0065a424"/>
    </style:style>
    <style:style style:name="P16" style:family="paragraph" style:parent-style-name="Normal">
      <style:paragraph-properties fo:text-align="justify" style:justify-single-word="false">
        <style:tab-stops>
          <style:tab-stop style:position="6.6929in" style:type="right" style:leader-style="dotted" style:leader-text="."/>
        </style:tab-stops>
      </style:paragraph-properties>
    </style:style>
    <style:style style:name="P17" style:family="paragraph" style:parent-style-name="titre_20_de_20_première_20_page">
      <style:paragraph-properties fo:text-align="center" style:justify-single-word="false"/>
      <style:text-properties officeooo:rsid="0042a574" officeooo:paragraph-rsid="0042a574"/>
    </style:style>
    <style:style style:name="P18" style:family="paragraph" style:parent-style-name="titre_20_de_20_première_20_page">
      <style:paragraph-properties fo:text-align="justify" style:justify-single-word="false"/>
      <style:text-properties officeooo:rsid="0041fd3e" officeooo:paragraph-rsid="0042a574"/>
    </style:style>
    <style:style style:name="P19" style:family="paragraph" style:parent-style-name="titre_20_de_20_première_20_page">
      <style:paragraph-properties fo:text-align="center" style:justify-single-word="false"/>
      <style:text-properties officeooo:rsid="0041fd3e" officeooo:paragraph-rsid="0042a574"/>
    </style:style>
    <style:style style:name="P20" style:family="paragraph" style:parent-style-name="titre_20_de_20_première_20_page">
      <style:paragraph-properties fo:text-align="center" style:justify-single-word="false"/>
      <style:text-properties officeooo:rsid="005b7320" officeooo:paragraph-rsid="005b7320"/>
    </style:style>
    <style:style style:name="P21" style:family="paragraph" style:parent-style-name="corps_20_code">
      <style:paragraph-properties fo:text-align="justify" style:justify-single-word="false"/>
      <style:text-properties officeooo:paragraph-rsid="006410c8"/>
    </style:style>
    <style:style style:name="P22" style:family="paragraph" style:parent-style-name="corps_20_code">
      <style:paragraph-properties fo:text-align="justify" style:justify-single-word="false"/>
      <style:text-properties officeooo:rsid="006410c8" officeooo:paragraph-rsid="006410c8"/>
    </style:style>
    <style:style style:name="P23" style:family="paragraph" style:parent-style-name="Text_20_body">
      <style:paragraph-properties fo:text-align="justify" style:justify-single-word="false"/>
      <style:text-properties officeooo:rsid="005f7bf3" officeooo:paragraph-rsid="005f7bf3"/>
    </style:style>
    <style:style style:name="P24" style:family="paragraph" style:parent-style-name="Text_20_body">
      <style:paragraph-properties fo:text-align="justify" style:justify-single-word="false"/>
      <style:text-properties officeooo:rsid="00688b9f" officeooo:paragraph-rsid="00688b9f"/>
    </style:style>
    <style:style style:name="P25" style:family="paragraph" style:parent-style-name="Text_20_body">
      <style:paragraph-properties fo:text-align="justify" style:justify-single-word="false"/>
      <style:text-properties officeooo:rsid="006a2ac9" officeooo:paragraph-rsid="006a2ac9"/>
    </style:style>
    <style:style style:name="P26" style:family="paragraph" style:parent-style-name="Text_20_body">
      <style:paragraph-properties fo:text-align="justify" style:justify-single-word="false"/>
      <style:text-properties officeooo:rsid="0067700d" officeooo:paragraph-rsid="0067700d"/>
    </style:style>
    <style:style style:name="P27" style:family="paragraph" style:parent-style-name="Text_20_body">
      <style:paragraph-properties fo:text-align="justify" style:justify-single-word="false"/>
      <style:text-properties officeooo:rsid="006b0e53" officeooo:paragraph-rsid="006b0e53"/>
    </style:style>
    <style:style style:name="P28" style:family="paragraph" style:parent-style-name="Heading_20_1">
      <style:paragraph-properties fo:text-align="justify" style:justify-single-word="false"/>
    </style:style>
    <style:style style:name="P29" style:family="paragraph" style:parent-style-name="Heading_20_1">
      <style:paragraph-properties fo:text-align="justify" style:justify-single-word="false"/>
      <style:text-properties officeooo:rsid="005b7320" officeooo:paragraph-rsid="005b7320"/>
    </style:style>
    <style:style style:name="P30" style:family="paragraph" style:parent-style-name="Heading_20_2">
      <style:paragraph-properties fo:text-align="justify" style:justify-single-word="false"/>
      <style:text-properties officeooo:rsid="00515a22" officeooo:paragraph-rsid="00515a22"/>
    </style:style>
    <style:style style:name="P31" style:family="paragraph" style:parent-style-name="Heading_20_2">
      <style:paragraph-properties fo:text-align="justify" style:justify-single-word="false"/>
      <style:text-properties officeooo:rsid="00328030" officeooo:paragraph-rsid="00328030"/>
    </style:style>
    <style:style style:name="P32" style:family="paragraph" style:parent-style-name="Heading_20_2">
      <style:paragraph-properties fo:text-align="justify" style:justify-single-word="false"/>
      <style:text-properties officeooo:rsid="005d6c03" officeooo:paragraph-rsid="005d6c03"/>
    </style:style>
    <style:style style:name="P33" style:family="paragraph" style:parent-style-name="Heading_20_2">
      <style:paragraph-properties fo:text-align="justify" style:justify-single-word="false"/>
      <style:text-properties officeooo:rsid="00335a69" officeooo:paragraph-rsid="00335a69"/>
    </style:style>
    <style:style style:name="P34" style:family="paragraph" style:parent-style-name="Heading_20_2">
      <style:paragraph-properties fo:text-align="justify" style:justify-single-word="false"/>
      <style:text-properties officeooo:rsid="00370630" officeooo:paragraph-rsid="00370630"/>
    </style:style>
    <style:style style:name="P35" style:family="paragraph" style:parent-style-name="Heading_20_3">
      <style:paragraph-properties fo:text-align="justify" style:justify-single-word="false"/>
    </style:style>
    <style:style style:name="P36" style:family="paragraph" style:parent-style-name="titre_20_de_20_première_20_page" style:master-page-name="MP0">
      <style:paragraph-properties fo:text-align="justify" style:justify-single-word="false" style:page-number="auto" fo:break-before="page"/>
    </style:style>
    <style:style style:name="T1" style:family="text">
      <style:text-properties officeooo:rsid="00270680"/>
    </style:style>
    <style:style style:name="T2" style:family="text">
      <style:text-properties officeooo:rsid="005d6c03"/>
    </style:style>
    <style:style style:name="T3" style:family="text">
      <style:text-properties officeooo:rsid="00610cbc"/>
    </style:style>
    <style:style style:name="T4" style:family="text">
      <style:text-properties officeooo:rsid="0062ad33"/>
    </style:style>
    <style:style style:name="T5" style:family="text">
      <style:text-properties officeooo:rsid="006410c8"/>
    </style:style>
    <style:style style:name="T6" style:family="text">
      <style:text-properties officeooo:rsid="0065a424"/>
    </style:style>
    <style:style style:name="T7" style:family="text">
      <style:text-properties officeooo:rsid="006a2ac9"/>
    </style:style>
    <style:style style:name="T8" style:family="text">
      <style:text-properties officeooo:rsid="006b0e5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8"/>
      <text:p text:style-name="P18"/>
      <text:p text:style-name="P18"/>
      <text:p text:style-name="P20">Projet Web Sémantique</text:p>
      <text:p text:style-name="P19"/>
      <text:p text:style-name="P19"/>
      <text:p text:style-name="P17">Les étudiants</text:p>
      <text:p text:style-name="P17"/>
      <text:p text:style-name="P17">Corentin Marionneau</text:p>
      <text:p text:style-name="P17">Merlin Barzilai</text:p>
      <text:p text:style-name="P17"/>
      <text:p text:style-name="P17">Sont fiers de vous présenter</text:p>
      <text:p text:style-name="P17">leur compte rendu de projet</text:p>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P28" text:outline-level="1">Table des matières</text:h>
          </text:index-title>
          <text:p text:style-name="P16"><text:a xlink:type="simple" xlink:href="#__RefHeading___Toc106_507150680" text:style-name="Internet_20_link" text:visited-style-name="Visited_20_Internet_20_Link">Table of contents<text:tab/>2</text:a></text:p>
          <text:p text:style-name="P16"><text:a xlink:type="simple" xlink:href="#__RefHeading___Toc1199_176580507" text:style-name="Internet_20_link" text:visited-style-name="Visited_20_Internet_20_Link">Projet de Web sémantique<text:tab/>3</text:a></text:p>
          <text:p text:style-name="P16"><text:a xlink:type="simple" xlink:href="#__RefHeading___Toc1693_1813372430" text:style-name="Internet_20_link" text:visited-style-name="Visited_20_Internet_20_Link">Introduction<text:tab/>3</text:a></text:p>
          <text:p text:style-name="P16"><text:a xlink:type="simple" xlink:href="#__RefHeading___Toc1201_176580507" text:style-name="Internet_20_link" text:visited-style-name="Visited_20_Internet_20_Link">Présentation des données<text:tab/>3</text:a></text:p>
          <text:p text:style-name="P16"><text:a xlink:type="simple" xlink:href="#__RefHeading___Toc748_1853683955" text:style-name="Internet_20_link" text:visited-style-name="Visited_20_Internet_20_Link">Transformation des données<text:tab/>3</text:a></text:p>
          <text:p text:style-name="P16"><text:a xlink:type="simple" xlink:href="#__RefHeading___Toc750_1853683955" text:style-name="Internet_20_link" text:visited-style-name="Visited_20_Internet_20_Link">Liaison des données<text:tab/>3</text:a></text:p>
          <text:p text:style-name="P16"><text:a xlink:type="simple" xlink:href="#__RefHeading___Toc752_1853683955" text:style-name="Internet_20_link" text:visited-style-name="Visited_20_Internet_20_Link">Ontologies et Inférences<text:tab/>3</text:a></text:p>
          <text:p text:style-name="P16"><text:a xlink:type="simple" xlink:href="#__RefHeading___Toc754_1853683955" text:style-name="Internet_20_link" text:visited-style-name="Visited_20_Internet_20_Link">Linked data<text:tab/>3</text:a></text:p>
          <text:p text:style-name="P16"><text:a xlink:type="simple" xlink:href="#__RefHeading___Toc756_1853683955" text:style-name="Internet_20_link" text:visited-style-name="Visited_20_Internet_20_Link">VoID-ification<text:tab/>3</text:a></text:p>
          <text:p text:style-name="P16"><text:a xlink:type="simple" xlink:href="#__RefHeading___Toc382_1813372430" text:style-name="Internet_20_link" text:visited-style-name="Visited_20_Internet_20_Link">Requêtes intéressantes<text:tab/>3</text:a></text:p>
          <text:p text:style-name="P16"><text:a xlink:type="simple" xlink:href="#__RefHeading___Toc1717_1813372430" text:style-name="Internet_20_link" text:visited-style-name="Visited_20_Internet_20_Link">Requête 1<text:tab/>3</text:a></text:p>
          <text:p text:style-name="P16"><text:a xlink:type="simple" xlink:href="#__RefHeading___Toc384_1813372430" text:style-name="Internet_20_link" text:visited-style-name="Visited_20_Internet_20_Link">Améliorations éventuelles/conclusion<text:tab/>3</text:a></text:p>
        </text:index-body>
      </text:table-of-content>
      <text:h text:style-name="P29" text:outline-level="1"><text:bookmark-start text:name="__RefHeading___Toc1199_176580507"/>Projet de Web sémantique<text:bookmark-end text:name="__RefHeading___Toc1199_176580507"/></text:h>
      <text:h text:style-name="P30" text:outline-level="2"><text:bookmark-start text:name="__RefHeading___Toc1693_1813372430"/>Introduction<text:bookmark-end text:name="__RefHeading___Toc1693_1813372430"/></text:h>
      <text:p text:style-name="P7"/>
      <text:p text:style-name="P3">Ce document présente l’évolution du projet de Web sémantique. <text:span text:style-name="T3">Ce dernier avait pour objet la sémantisation de données depuis un dataset sous forme de fichier csv issu du site de données de l’ESR (Enseignement supérieur de Recherche) en données sémantiques 5 étoiles.</text:span></text:p>
      <text:p text:style-name="P6">Notre projet est accessible dans son intégralité depuis le repository GitHub suivant : <text:a xlink:type="simple" xlink:href="https://github.com/Slaanaroth/WebSemantic" text:style-name="Internet_20_link" text:visited-style-name="Visited_20_Internet_20_Link">https://github.com/Slaanaroth/WebSemantic</text:a> et la structure du repository est expliquée en détail dans le fichier README.md. </text:p>
      <text:h text:style-name="P31" text:outline-level="2"><text:bookmark-start text:name="__RefHeading___Toc1201_176580507"/>Présentation des données<text:bookmark-end text:name="__RefHeading___Toc1201_176580507"/></text:h>
      <text:p text:style-name="P8"/>
      <text:p text:style-name="P4">Les données utilisée sont issues d<text:span text:style-name="T4">u site</text:span> <text:span text:style-name="T4">l’ESR</text:span>. Il s’agit de données sur les <text:span text:style-name="T4">groupes de recherche de l’enseignement supérieur </text:span>bénéficiaires de la prime d’excellence scientifique <text:span text:style-name="T4">en France entre 1993 et 2012. Le fichier était accessible au format CSV à l’adresse suivante : </text:span><text:a xlink:type="simple" xlink:href="https://data.enseignementsup-recherche.gouv.fr/explore/dataset/fr-esr-pes-pedr-beneficiaires/" text:style-name="Internet_20_link" text:visited-style-name="Visited_20_Internet_20_Link"><text:span text:style-name="T4">https://data.enseignementsup-recherche.gouv.fr/explore/dataset/fr-esr-pes-pedr-beneficiaires/</text:span></text:a><text:span text:style-name="T4"> </text:span></text:p>
      <text:p text:style-name="P4"/>
      <text:p text:style-name="P6">Ce fichier CSV comporte un total de 19 colonnes, chaque ligne représentant une prime d’excellence versée. Les informations disponibles sont notamment : l’année de la prime, le sexe des bénéficiaires, leur nombre, le domaine de recherche associé au projet, le corps de métier des bénéficiaires, l’établissement auquel ils appartiennent, l’académie dont dépend l’établissement, la région de l’établissement, le PRES (Pôle de Recherche d’Enseignement Supérieur) associé, <text:span text:style-name="T5">la potentielle IDEX (Initiative D’EXcellence) ayant remis la prime ainsi que les coordonnées géographiques de l’établissement.</text:span></text:p>
      <text:h text:style-name="P32" text:outline-level="2"><text:bookmark-start text:name="__RefHeading___Toc748_1853683955"/>Transformation des données<text:bookmark-end text:name="__RefHeading___Toc748_1853683955"/></text:h>
      <text:p text:style-name="P9"/>
      <text:p text:style-name="P5">Avant de pouvoir utiliser les données il a fallu les faire passer de leur format d’origine – CSV – au format de données sémantiques RDF. À cette fin nous avons utilisé l’outil TARQL. Cet outil permet d’utiliser les champs de chaque entrée d’un fichier CSV dans un script SPARQL afin de construire des triples formant un graphe RDF. Nous avons donc écrit un script SPARQL (building/builder.sparql dans le repository) permettant de créer des triples RDF depuis le fichier CSV.</text:p>
      <text:p text:style-name="P10"/>
      <text:p text:style-name="P22">tarql --dedup 999999 -e utf-8 -d ";" builder.sparql fr-esr-pes-pedr-beneficiaires.csv &gt; ../rdf/graph.ttl</text:p>
      <text:p text:style-name="P14">Commande utilisée pour générer le graphe</text:p>
      <text:p text:style-name="P12"/>
      <text:p text:style-name="P12">Dans ce script SPARQL nous créons donc <text:span text:style-name="T6">pour chaque ligne du CSV :</text:span></text:p>
      <text:p text:style-name="P12">- <text:span text:style-name="T6">un blank node représentant une prime (frapo:Funding)</text:span></text:p>
      <text:p text:style-name="P13">- <text:span text:style-name="T6">un blank node représentant un groupe de recherche (frapo:ResearchGroup)</text:span></text:p>
      <text:p text:style-name="P13">- <text:span text:style-name="T6">une ressource représentant l’établissement (dbo:EducationalInstitution)</text:span></text:p>
      <text:p text:style-name="P13">- <text:span text:style-name="T6">une ressource représentant le secteur de recherche (pext:ResearchArea)</text:span></text:p>
      <text:p text:style-name="P13">- <text:span text:style-name="T6">une ressource représentant le type de profession (pext:Profession)</text:span></text:p>
      <text:p text:style-name="P13"><text:soft-page-break/>- <text:span text:style-name="T6">une ressource représentant l’IDEX (frapo:FundingAgency)</text:span></text:p>
      <text:p text:style-name="P13">- <text:span text:style-name="T6">une ressource représentant l’académie (dbo:EducationalInstitution)</text:span></text:p>
      <text:p text:style-name="P13">- <text:span text:style-name="T6">une ressource représentant le PRES (frapo:ResearchInstitute)</text:span></text:p>
      <text:p text:style-name="P13">- <text:span text:style-name="T6">une ressource représentant le région (dbo:Region)</text:span></text:p>
      <text:p text:style-name="P13"/>
      <text:p text:style-name="P15">Tous les vocabulaires de notre graphes (classes comme propriétés) ont été repris de vocabulaires existants afin d’améliorer la compatibilité entre notre graphe et les linked data. Nous avons principalement utilisé frapo (<text:a xlink:type="simple" xlink:href="http://purl.org/cerif/frapo/" text:style-name="Internet_20_link" text:visited-style-name="Visited_20_Internet_20_Link">http://purl.org/cerif/frapo/</text:a>), une ontologie fournissant du vocabulaire pour les projets de recherche ainsi que leur financement, mais également foaf pour les nom des différentes ressources et dbo (ontologie dbpedia) pour des termes génériques, <text:span text:style-name="T7">notamment</text:span> sur la région ou les institutions. Nous avons également utilisé quelques autres vocabulaires plus spécifiques tels que georss ou protonext.</text:p>
      <text:p text:style-name="P15"/>
      <text:p text:style-name="P26">Le graphe rdf en format Turtle résultant de cette conversion peut être trouvé sur notre repository dans le fichier rdf/graph.ttl</text:p>
      <text:p text:style-name="P26"/>
      <text:p text:style-name="P27">Cette première étape nécessitait également la création de 2 requêtes SPARQL intéressantes sur notre dataset, que nous avons écrites et testées (grâce à un endpoint sur un serveur local Fuseki), elles se trouvent dans le dossier queries/ de notre repository et seront détaillées (ainsi que leur résultat) plus tard dans ce rapport.</text:p>
      <text:p text:style-name="P5"/>
      <text:h text:style-name="P32" text:outline-level="2"><text:bookmark-start text:name="__RefHeading___Toc750_1853683955"/>Liaison des données<text:bookmark-end text:name="__RefHeading___Toc750_1853683955"/></text:h>
      <text:p text:style-name="P9"/>
      <text:p text:style-name="P24">Une fois notre graphe RDF généré, nous devions tenter de lier nos donner avec celles d’un second groupe afin d’effectuer une requête SPARQL mêlant plusieurs tables. Le groupe avec lequel nous avons décidé de collaborer est celui de Mica MENARD, Robin WIBAUX et Quentin LE GOUVELLO, détaillant les différentes initiatives contre le sexisme et le <text:span text:style-name="T7">harcèlement</text:span> sexuel dans différents établissement supérieur de France. Cette liaison de données nous semblait pertinent<text:span text:style-name="T7">e car notre dataset possédant des informations sur le genre des personnes bénéficiaires de primes d’excellence, il aurait été possible d’effectuer des études statistiques étudiant la répartition homme-femme en pourcentage des primes d’excellence reçues par sexe dans chaque établissement et la croisant avec les établissement possédant des initiatives anti-sexisme afin d’étudier s’il y a ou non une corrélation, on pourrait également voir l’évolution du ratio homme-femme bénéficiaires d’un établissement avant et après l’apparition d’une initiative anti-sexisme.</text:span></text:p>
      <text:p text:style-name="P24"/>
      <text:p text:style-name="P25">Nous avons donc récupéré leur graphe RDF (rdf/their_graph.ttl sur le repository) et avons tenté d’utiliser Jena-Fuseki afin d’installer sur un serveur local un endpoint SPARQL permettant d’effectuer des requêtes sur les deux datasets. Cependant, après moult périgrinations, <text:span text:style-name="T8">il nous a été possible d’upload les deux datasets sur le serveur local Fuseki cependant impossible d’accéder à la fois au graphe par défaut du serveur (le notre) et le second graphe nommé (le leur). Après un temps incalculable à tenter d’effectuer la liaison en vain, nous avons décider d’abandonner cette partie afin de nous focaliser sur l’amélioration de notre propre dataset.</text:span></text:p>
      <text:h text:style-name="P32" text:outline-level="2"><text:bookmark-start text:name="__RefHeading___Toc752_1853683955"/><text:soft-page-break/>Ontologies et Inférences<text:bookmark-end text:name="__RefHeading___Toc752_1853683955"/></text:h>
      <text:h text:style-name="P32" text:outline-level="2"><text:bookmark-start text:name="__RefHeading___Toc754_1853683955"/>Linked data<text:bookmark-end text:name="__RefHeading___Toc754_1853683955"/></text:h>
      <text:h text:style-name="P32" text:outline-level="2"><text:bookmark-start text:name="__RefHeading___Toc756_1853683955"/>VoID-ification<text:bookmark-end text:name="__RefHeading___Toc756_1853683955"/></text:h>
      <text:h text:style-name="P33" text:outline-level="2"><text:bookmark-start text:name="__RefHeading___Toc382_1813372430"/>Requêtes intéressantes<text:bookmark-end text:name="__RefHeading___Toc382_1813372430"/></text:h>
      <text:h text:style-name="P35" text:outline-level="3"><text:bookmark-start text:name="__RefHeading___Toc1717_1813372430"/>Requête 1<text:bookmark-end text:name="__RefHeading___Toc1717_1813372430"/></text:h>
      <text:p text:style-name="P21"><text:span text:style-name="Source_20_Text"><text:span text:style-name="T5">a</text:span></text:span></text:p>
      <text:h text:style-name="P34" text:outline-level="2"><text:bookmark-start text:name="__RefHeading___Toc384_1813372430"/>Améliorations éventuelles/<text:span text:style-name="T2">conclusion</text:span><text:bookmark-end text:name="__RefHeading___Toc384_1813372430"/></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writing-mode="lr-tb"/>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left="0in" fo:margin-right="0in" fo:margin-top="0in" fo:margin-bottom="0.0429in" loext:contextual-spacing="false" fo:line-height="104%" fo:hyphenation-ladder-count="no-limit" fo:text-indent="0.1654in" style:auto-text-indent="false" style:writing-mode="lr-tb"/>
      <style:text-properties fo:font-size="12pt" fo:language="fr" fo:country="FR" style:font-size-asian="11pt" fo:hyphenate="false"/>
    </style:style>
    <style:style style:name="Heading_20_1" style:display-name="Heading 1" style:family="paragraph" style:parent-style-name="Heading" style:next-style-name="Text_20_body" style:default-outline-level="1" style:class="text">
      <style:paragraph-properties fo:margin-top="0.0827in" fo:margin-bottom="0.0429in" loext:contextual-spacing="false" fo:hyphenation-ladder-count="no-limit" fo:break-before="page" style:writing-mode="lr-tb"/>
      <style:text-properties style:font-name="Liberation Serif" fo:font-family="'Liberation Serif'" style:font-family-generic="roman" style:font-pitch="variable" fo:font-size="22pt" fo:language="fr" fo:country="FR" fo:font-weight="bold" style:font-name-asian="Liberation Serif" style:font-family-asian="'Liberation Serif'" style:font-family-generic-asian="roman" style:font-pitch-asian="variable" style:font-size-asian="22pt" style:font-weight-asian="bold" style:font-name-complex="Liberation Serif" style:font-family-complex="'Liberation Serif'" style:font-family-generic-complex="roman" style:font-pitch-complex="variable" fo:hyphenate="false"/>
    </style:style>
    <style:style style:name="Heading_20_2" style:display-name="Heading 2" style:family="paragraph" style:parent-style-name="Heading" style:next-style-name="Text_20_body" style:default-outline-level="2" style:class="text">
      <style:paragraph-properties fo:margin-top="0.189in" fo:margin-bottom="0in" loext:contextual-spacing="false" fo:hyphenation-ladder-count="no-limit" style:writing-mode="lr-tb"/>
      <style:text-properties style:font-name="Liberation Serif" fo:font-family="'Liberation Serif'" style:font-family-generic="roman" style:font-pitch="variable" fo:font-size="14pt" fo:language="fr" fo:country="FR" fo:font-weight="bold" style:font-name-asian="Liberation Serif" style:font-family-asian="'Liberation Serif'" style:font-family-generic-asian="roman" style:font-pitch-asian="variable" style:font-size-asian="15pt" style:font-weight-asian="bold" style:font-name-complex="Liberation Serif" style:font-family-complex="'Liberation Serif'" style:font-family-generic-complex="roman" style:font-pitch-complex="variable" fo:hyphenate="false"/>
    </style:style>
    <style:style style:name="Heading_20_3" style:display-name="Heading 3" style:family="paragraph" style:parent-style-name="Heading" style:next-style-name="Text_20_body" style:default-outline-level="3" style:class="text">
      <loext:graphic-properties draw:fill-image-width="0in" draw:fill-image-height="0in"/>
      <style:paragraph-properties fo:margin-left="0.2362in" fo:margin-right="0in" fo:margin-top="0.1299in" fo:margin-bottom="0in" loext:contextual-spacing="false" fo:hyphenation-ladder-count="no-limit" fo:text-indent="0in" style:auto-text-indent="false" style:writing-mode="lr-tb"/>
      <style:text-properties style:font-name="Liberation Serif" fo:font-family="'Liberation Serif'" style:font-family-generic="roman" style:font-pitch="variable" fo:language="en" fo:country="GB" fo:font-style="italic" fo:font-weight="bold" style:font-name-asian="Liberation Serif" style:font-family-asian="'Liberation Serif'" style:font-family-generic-asian="roman" style:font-pitch-asian="variable" style:font-style-asian="italic" style:font-weight-asian="bold" style:font-name-complex="Liberation Serif" style:font-family-complex="'Liberation Serif'" style:font-family-generic-complex="roman"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text-align="end" style:justify-single-word="false"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language="en" fo:country="GB"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rsp_20_intro" style:display-name="Corsp intro" style:family="paragraph" style:parent-style-name="Text_20_body">
      <style:paragraph-properties fo:line-height="120%" fo:hyphenation-ladder-count="no-limit"/>
      <style:text-properties fo:font-size="14pt" style:font-size-asian="14pt" fo:hyphenate="false"/>
    </style:style>
    <style:style style:name="Corps_20_liste" style:display-name="Corps liste" style:family="paragraph" style:parent-style-name="Text_20_body" style:list-style-name="List_20_1" style:master-page-name="">
      <style:paragraph-properties fo:margin-left="0.6299in" fo:margin-right="0in" fo:margin-top="0in" fo:margin-bottom="0.0472in" loext:contextual-spacing="false" fo:hyphenation-ladder-count="no-limit" fo:text-indent="-0.3154in" style:auto-text-indent="false" style:page-number="auto" style:writing-mode="lr-tb">
        <style:tab-stops/>
      </style:paragraph-properties>
      <style:text-properties fo:font-size="11pt" style:font-size-asian="10.5pt" fo:hyphenate="false"/>
    </style:style>
    <style:style style:name="Sans_20_nom1" style:display-name="Sans nom1" style:family="paragraph" style:parent-style-name="Text_20_body">
      <style:paragraph-properties fo:margin-left="0.1965in" fo:margin-right="0in" fo:margin-top="0.1965in" fo:margin-bottom="0.1299in" loext:contextual-spacing="false" fo:text-indent="0.5902in" style:auto-text-indent="false" style:writing-mode="lr-tb"/>
      <style:text-properties fo:font-size="14pt"/>
    </style:style>
    <style:style style:name="Corps_20_Fatou" style:display-name="Corps Fatou" style:family="paragraph" style:parent-style-name="Text_20_body">
      <style:paragraph-properties fo:margin-left="0.1965in" fo:margin-right="0in" fo:margin-top="0.1965in" fo:margin-bottom="0.1299in" loext:contextual-spacing="false" fo:text-indent="0.5902in" style:auto-text-indent="false" style:writing-mode="lr-tb"/>
      <style:text-properties fo:font-size="14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itre_20_de_20_première_20_page" style:display-name="titre de première page" style:family="paragraph" style:parent-style-name="Heading_20_1" style:default-outline-level="" style:list-style-name="" style:master-page-name="">
      <style:paragraph-properties fo:text-align="center" style:justify-single-word="false" style:page-number="auto" fo:break-before="auto" fo:break-after="auto" style:writing-mode="lr-tb"/>
    </style:style>
    <style:style style:name="Heading_20_4" style:display-name="Heading 4" style:family="paragraph" style:parent-style-name="Heading" style:next-style-name="Text_20_body" style:default-outline-level="4" style:class="text">
      <style:paragraph-properties fo:margin-left="0.472in" fo:margin-right="0in" fo:margin-top="0.0835in" fo:margin-bottom="0.0835in" loext:contextual-spacing="false" fo:text-indent="0in" style:auto-text-indent="false" style:writing-mode="lr-tb"/>
      <style:text-properties style:font-name="Liberation Serif1" fo:font-family="'Liberation Serif'" style:font-style-name="Normal" style:font-family-generic="roman" style:font-pitch="variable" fo:font-size="11pt" fo:font-style="normal" fo:font-weight="bold" style:font-size-asian="95%" style:font-style-asian="italic" style:font-weight-asian="bold" style:font-size-complex="95%" style:font-style-complex="italic" style:font-weight-complex="normal"/>
    </style:style>
    <style:style style:name="corps_20_code" style:display-name="corps code" style:family="paragraph" style:parent-style-name="Text_20_body" style:master-page-name="">
      <loext:graphic-properties draw:fill="solid" draw:fill-color="#666666" draw:fill-image-width="0in" draw:fill-image-height="0in"/>
      <style:paragraph-properties style:page-number="auto" fo:background-color="#666666" fo:padding="0.0398in" fo:border="0.06pt solid #000000" style:writing-mode="lr-tb"/>
      <style:text-properties fo:color="#eeeeee" style:font-name="Liberation Mono" fo:font-family="'Liberation Mono'" style:font-style-name="Normal" style:font-family-generic="modern" style:font-pitch="fixed" fo:font-size="11pt" fo:font-weight="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book" style:family="text">
      <style:text-properties fo:font-size="10.5pt" fo:font-style="italic" style:font-size-asian="10.5pt" style:font-style-asian="italic"/>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pitch="variable"/>
    </style:style>
    <style:style style:name="WW_5f_CharLFO1LVL2" style:display-name="WW_CharLFO1LVL2" style:family="text">
      <style:text-properties style:font-name="OpenSymbol" fo:font-family="OpenSymbol" style:font-family-generic="system" style:font-pitch="variable"/>
    </style:style>
    <style:style style:name="WW_5f_CharLFO1LVL3" style:display-name="WW_CharLFO1LVL3" style:family="text">
      <style:text-properties style:font-name="OpenSymbol" fo:font-family="OpenSymbol" style:font-family-generic="system" style:font-pitch="variable"/>
    </style:style>
    <style:style style:name="WW_5f_CharLFO1LVL4" style:display-name="WW_CharLFO1LVL4" style:family="text">
      <style:text-properties style:font-name="OpenSymbol" fo:font-family="OpenSymbol" style:font-family-generic="system" style:font-pitch="variable"/>
    </style:style>
    <style:style style:name="WW_5f_CharLFO1LVL5" style:display-name="WW_CharLFO1LVL5" style:family="text">
      <style:text-properties style:font-name="OpenSymbol" fo:font-family="OpenSymbol" style:font-family-generic="system" style:font-pitch="variable"/>
    </style:style>
    <style:style style:name="WW_5f_CharLFO1LVL6" style:display-name="WW_CharLFO1LVL6" style:family="text">
      <style:text-properties style:font-name="OpenSymbol" fo:font-family="OpenSymbol" style:font-family-generic="system" style:font-pitch="variable"/>
    </style:style>
    <style:style style:name="WW_5f_CharLFO1LVL7" style:display-name="WW_CharLFO1LVL7" style:family="text">
      <style:text-properties style:font-name="OpenSymbol" fo:font-family="OpenSymbol" style:font-family-generic="system" style:font-pitch="variable"/>
    </style:style>
    <style:style style:name="WW_5f_CharLFO1LVL8" style:display-name="WW_CharLFO1LVL8" style:family="text">
      <style:text-properties style:font-name="OpenSymbol" fo:font-family="OpenSymbol" style:font-family-generic="system" style:font-pitch="variable"/>
    </style:style>
    <style:style style:name="WW_5f_CharLFO1LVL9" style:display-name="WW_CharLFO1LVL9" style:family="text">
      <style:text-properties style:font-name="OpenSymbol" fo:font-family="OpenSymbol" style:font-family-generic="system" style:font-pitch="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WW_5f_CharLFO7LVL1" style:display-name="WW_CharLFO7LVL1"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xampl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ge" svg:x="0in" svg:y="0in" style:wrap="none" style:vertical-pos="from-top" style:vertical-rel="page-content" style:horizontal-pos="from-left" style:horizontal-rel="page-content" draw:fill-image-width="0in" draw:fill-image-height="0in" fo:padding="0.0193in" fo:border="0.06pt solid #000000"/>
    </style:style>
    <style:style style:name="Frame" style:family="graphic">
      <style:graphic-properties text:anchor-type="paragraph" svg:x="0in" svg:y="0in" fo:margin-left="0.0791in" fo:margin-right="0.0791in" fo:margin-top="0.0783in" fo:margin-bottom="1.5752in" style:protect="content"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70680" officeooo:paragraph-rsid="00370630"/>
    </style:style>
    <style:style style:name="MP2" style:family="paragraph" style:parent-style-name="Footer">
      <style:paragraph-properties fo:text-align="end" style:justify-single-word="false"/>
      <style:text-properties officeooo:paragraph-rsid="00370630"/>
    </style:style>
    <style:style style:name="MT1" style:family="text">
      <style:text-properties officeooo:rsid="0027068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Merlin Barzilai / Corentin Marionneau</text:p>
        <text:p text:style-name="MP2"><text:span text:style-name="MT1"><text:tab/>Web sémantique – 2017 – Université de Nantes<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18T12:43:00Z</meta:creation-date>
    <dc:date>2017-12-06T01:03:47.374751449</dc:date>
    <meta:editing-cycles>41</meta:editing-cycles>
    <meta:editing-duration>PT5H54M9S</meta:editing-duration>
    <meta:document-statistic meta:table-count="0" meta:image-count="0" meta:object-count="0" meta:page-count="5" meta:paragraph-count="55" meta:word-count="872" meta:character-count="6160" meta:non-whitespace-character-count="5337"/>
    <meta:template xlink:type="simple" xlink:actuate="onRequest" xlink:title="" xlink:href="Normal.dotm"/>
  </office:meta>
</office:document-meta>
</file>